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7.027cm"/>
    </style:style>
    <style:style style:name="co9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7.773cm"/>
    </style:style>
    <style:style style:name="co5" style:family="table-column">
      <style:table-column-properties fo:break-before="auto" style:column-width="7.387cm"/>
    </style:style>
    <style:style style:name="co6" style:family="table-column">
      <style:table-column-properties fo:break-before="auto" style:column-width="2.258cm"/>
    </style:style>
    <style:style style:name="ro2" style:family="table-row">
      <style:table-row-properties style:row-height="0.47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4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5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5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5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5" table:visibility="filter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5" table:visibility="filter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5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5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5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5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5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5" table:visibility="filter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packt aus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5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5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5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/>
        </table:table-row>
        <table:table-row table:style-name="ro5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5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5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5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5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5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5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5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5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5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5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7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5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7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5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5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7" table:visibility="filter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5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5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5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5" table:visibility="filter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5" table:visibility="filter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5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5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5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5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5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5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5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5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5" table:visibility="filter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7" table:visibility="filter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7" table:visibility="filter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7" table:visibility="filter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5" table:visibility="filter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5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5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5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5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5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5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5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5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5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5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5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5" table:visibility="filter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5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5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5" table:visibility="filter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5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5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5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5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5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5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5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5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5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5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5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5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5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5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5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5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5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5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5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5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5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5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5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5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5" table:visibility="filter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5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5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5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5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7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7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7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5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5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5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5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5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5" table:visibility="filter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5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5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5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5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5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5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5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5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5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5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5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5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5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5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5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5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5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5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5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5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5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5" table:visibility="filter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5" table:visibility="filter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5" table:visibility="filter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5" table:visibility="filter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5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5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5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5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5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5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5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5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5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5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5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5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5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5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5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5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5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5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5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5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5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5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5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5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5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5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5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5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5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7" table:visibility="filter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5" table:visibility="filter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5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5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5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5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5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5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7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7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7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7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7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7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7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7" table:visibility="filter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5" table:visibility="filter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5" table:visibility="filter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7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7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7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7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7" table:visibility="filter">
          <table:table-cell office:value-type="string" calcext:value-type="string">
            <text:p>Raphael</text:p>
          </table:table-cell>
          <table:table-cell/>
          <table:table-cell office:value-type="string" calcext:value-type="string">
            <text:p>Homer und der Revolver</text:p>
          </table:table-cell>
        </table:table-row>
        <table:table-row table:style-name="ro7" table:visibility="filter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5" table:visibility="filter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5" table:visibility="filter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5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5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5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5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5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5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5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5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5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5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5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5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5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5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5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5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5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5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5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5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5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5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5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5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5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5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5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5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5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5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5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5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5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5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5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5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5" table:visibility="filter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5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5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5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5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5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5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5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5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5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5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5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5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5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5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5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5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5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5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5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5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5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5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5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5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5" table:visibility="filter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5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5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6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 table:visibility="filter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 table:number-rows-repeated="1048074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6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</table:table>
      <table:named-expressions/>
      <table:database-ranges>
        <table:database-range table:name="__Anonymous_Sheet_DB__0" table:target-range-address="Schreibhand.A1:Schreibhand.C492" table:display-filter-buttons="true">
          <table:filter>
            <table:filter-and>
              <table:filter-condition table:field-number="0" table:value="Skinner" table:operator="=">
                <table:filter-set-item table:value="Skinner"/>
                <table:filter-set-item table:value="Milhouse"/>
                <table:filter-set-item table:value="Nelson"/>
                <table:filter-set-item table:value="Martin Prince"/>
              </table:filter-condition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00.00.0000</text:date>, <text:time style:data-style-name="N2" text:time-value="19:26:21.98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Windows_x86 LibreOffice_project/3fd416d4c6db7d3204c17ce57a1d70f6e531ee21</meta:generator>
    <meta:creation-date>2006-09-16T14:57:30</meta:creation-date>
    <dc:creator>Markus Flingelli</dc:creator>
    <dc:date>2014-09-16T19:29:24.372000000</dc:date>
    <meta:editing-cycles>267</meta:editing-cycles>
    <meta:editing-duration>PT14H23M25S</meta:editing-duration>
    <meta:document-statistic meta:table-count="2" meta:cell-count="1155" meta:object-count="0"/>
    <meta:user-defined meta:name="Info 1"/>
    <meta:user-defined meta:name="Info 2"/>
    <meta:user-defined meta:name="Info 3"/>
    <meta:user-defined meta:name="Info 4"/>
  </office:meta>
</office:document-meta>
</file>